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06in" fo:margin-left="0.0042in" fo:margin-top="0in" fo:margin-bottom="0.2in" table:align="left"/>
    </style:style>
    <style:style style:name="Table1.A" style:family="table-column">
      <style:table-column-properties style:column-width="3.4583in"/>
    </style:style>
    <style:style style:name="Table1.B" style:family="table-column">
      <style:table-column-properties style:column-width="3.4722in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P3" style:family="paragraph" style:parent-style-name="Text_20_body" style:list-style-name="L6">
      <style:text-properties officeooo:rsid="004c343a" officeooo:paragraph-rsid="00672bab"/>
    </style:style>
    <style:style style:name="P4" style:family="paragraph" style:parent-style-name="Text_20_body">
      <style:text-properties officeooo:rsid="004c343a" officeooo:paragraph-rsid="004c343a"/>
    </style:style>
    <style:style style:name="P5" style:family="paragraph" style:parent-style-name="Text_20_body">
      <style:text-properties officeooo:rsid="004c343a" officeooo:paragraph-rsid="00672bab"/>
    </style:style>
    <style:style style:name="P6" style:family="paragraph" style:parent-style-name="Text_20_body">
      <style:text-properties officeooo:paragraph-rsid="0066e173"/>
    </style:style>
    <style:style style:name="P7" style:family="paragraph" style:parent-style-name="Text_20_body">
      <style:text-properties officeooo:paragraph-rsid="00672bab"/>
    </style:style>
    <style:style style:name="P8" style:family="paragraph" style:parent-style-name="Text_20_body">
      <style:paragraph-properties fo:break-before="column" fo:background-color="transparent">
        <style:background-image/>
      </style:paragraph-properties>
      <style:text-properties fo:font-weight="bold" fo:background-color="transparent" style:font-weight-asian="bold" style:font-weight-complex="bold"/>
    </style:style>
    <style:style style:name="P9" style:family="paragraph" style:parent-style-name="Text_20_body">
      <style:paragraph-properties fo:background-color="transparent">
        <style:background-image/>
      </style:paragraph-properties>
      <style:text-properties fo:background-color="transparent"/>
    </style:style>
    <style:style style:name="P10" style:family="paragraph" style:parent-style-name="Text_20_body" style:list-style-name="L7">
      <style:paragraph-properties fo:background-color="transparent">
        <style:background-image/>
      </style:paragraph-properties>
      <style:text-properties fo:background-color="transparent"/>
    </style:style>
    <style:style style:name="P11" style:family="paragraph" style:parent-style-name="Text_20_body">
      <style:paragraph-properties fo:background-color="transparent">
        <style:background-image/>
      </style:paragraph-properties>
      <style:text-properties style:text-underline-style="solid" style:text-underline-width="auto" style:text-underline-color="font-color" fo:background-color="transparent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fo:font-size="11pt" fo:font-weight="bold" officeooo:rsid="00672bab" officeooo:paragraph-rsid="00672bab" style:font-weight-asian="bold" style:font-weight-complex="bold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rsid="005187e0" officeooo:paragraph-rsid="00500498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paragraph-rsid="00672bab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rsid="00198afe" officeooo:paragraph-rsid="005af937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paragraph-rsid="004c343a"/>
    </style:style>
    <style:style style:name="P17" style:family="paragraph" style:parent-style-name="Footnote">
      <style:text-properties officeooo:rsid="00262b78" officeooo:paragraph-rsid="00262b78"/>
    </style:style>
    <style:style style:name="P18" style:family="paragraph" style:parent-style-name="Footnote">
      <style:text-properties officeooo:rsid="005214bb" officeooo:paragraph-rsid="005d563f"/>
    </style:style>
    <style:style style:name="P19" style:family="paragraph" style:parent-style-name="Endnote">
      <style:paragraph-properties fo:margin-left="0in" fo:margin-right="0in" fo:text-indent="0in" style:auto-text-indent="false"/>
    </style:style>
    <style:style style:name="P20" style:family="paragraph" style:parent-style-name="Heading_20_1">
      <style:text-properties fo:color="#000000" officeooo:paragraph-rsid="00672bab"/>
    </style:style>
    <style:style style:name="P21" style:family="paragraph" style:parent-style-name="Heading_20_1">
      <style:text-properties officeooo:rsid="00672bab" officeooo:paragraph-rsid="00672bab"/>
    </style:style>
    <style:style style:name="P22" style:family="paragraph" style:parent-style-name="Heading_20_1" style:master-page-name="First_20_Page">
      <style:paragraph-properties style:page-number="auto"/>
      <style:text-properties officeooo:rsid="006509fd" officeooo:paragraph-rsid="006509fd"/>
    </style:style>
    <style:style style:name="P23" style:family="paragraph">
      <style:paragraph-properties fo:line-height="80%" fo:text-align="end"/>
    </style:style>
    <style:style style:name="P24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T1" style:family="text">
      <style:text-properties officeooo:rsid="003c9565"/>
    </style:style>
    <style:style style:name="T2" style:family="text">
      <style:text-properties officeooo:rsid="004c343a"/>
    </style:style>
    <style:style style:name="T3" style:family="text">
      <style:text-properties officeooo:rsid="004c78a7"/>
    </style:style>
    <style:style style:name="T4" style:family="text">
      <style:text-properties fo:color="#000000"/>
    </style:style>
    <style:style style:name="T5" style:family="text">
      <style:text-properties fo:color="#000000" officeooo:rsid="004c343a"/>
    </style:style>
    <style:style style:name="T6" style:family="text">
      <style:text-properties fo:color="#000000" officeooo:rsid="00265015"/>
    </style:style>
    <style:style style:name="T7" style:family="text">
      <style:text-properties fo:color="#000000" officeooo:rsid="005d563f"/>
    </style:style>
    <style:style style:name="T8" style:family="text">
      <style:text-properties officeooo:rsid="005c5db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66e173"/>
    </style:style>
    <style:style style:name="T11" style:family="text">
      <style:text-properties officeooo:rsid="00672bab"/>
    </style:style>
    <style:style style:name="T12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.2in" fo:margin-right="0.2in" fo:margin-top="0.2in" fo:margin-bottom="0.2in" style:vertical-pos="from-top" style:vertical-rel="paragraph" style:horizontal-pos="from-left" style:horizontal-rel="paragraph" fo:background-color="transparent" style:background-transparency="100%" fo:padding="0.1in" fo:border="0.99pt solid #b84700" style:shadow="#c0c0c0 0.0701in 0.0701in" draw:shadow-opacity="100%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314004" draw:fill="none" draw:fill-color="#ffffff" fo:min-height="0.6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text:span text:style-name="T11">P</text:span>artnership with Northbridge <text:span text:style-name="T10">Technology Allia</text:span>nce</text:h>
      <text:p text:style-name="Text_20_body"><text:span text:style-name="Emphasis"><text:span text:style-name="T9">Northbridge Technology Alliance creates </text:span></text:span>software solutions for charitable organizations who are engaged in social justice and community-building efforts so that their collective impact is increased. </text:p>
      <text:h text:style-name="Heading_20_1" text:outline-level="1">Benefits <text:span text:style-name="T1">of Partnership</text:span></text:h>
      <text:p text:style-name="P6"><text:span text:style-name="T10">Access to our technology services, such as the Nexus Global Web Conference Center.</text:span><text:span text:style-name="T10"><text:note text:id="ftn0" text:note-class="endnote"><text:note-citation>i</text:note-citation><text:note-body><text:p text:style-name="P19"/></text:note-body></text:note></text:span></text:p>
      <text:h text:style-name="P21" text:outline-level="1">Eligibility</text:h>
      <text:p text:style-name="P5">In order to qualify for th<text:span text:style-name="T8">e Nexus Global Web Conference Center, </text:span>a team must </text:p>
      <text:list xml:id="list895164016173585548" text:style-name="L6">
        <text:list-item>
          <text:p text:style-name="P3"><text:span text:style-name="T8">D</text:span>emonstrate that their activity is specifically directed toward this type of mission</text:p>
        </text:list-item>
        <text:list-item>
          <text:p text:style-name="P3"><text:span text:style-name="T8">Be</text:span> supported by, <text:span text:style-name="T8">fiscally sponsored by, or </text:span>acting under the <text:span text:style-name="T3">supervision</text:span> of a US IRS tax-exempt organization</text:p>
        </text:list-item>
      </text:list>
      <text:p text:style-name="P7"><text:span text:style-name="T4">See </text:span><text:span text:style-name="T5">our </text:span><text:a xlink:type="simple" xlink:href="http://northbridgetech.org/download/PartnerApplicationDetails.pdf"><text:span text:style-name="T7">Partner Application Details</text:span></text:a><text:span text:style-name="T5"><text:note text:id="ftn5" text:note-class="footnote"><text:note-citation>1</text:note-citation><text:note-body><text:p text:style-name="P18">http://northbridgetech.org/download/PartnerApplicationDetails.pdf</text:p></text:note-body></text:note></text:span><text:span text:style-name="T5"> for complete </text:span><text:span text:style-name="T4">details.</text:span></text:p>
      <text:h text:style-name="P20" text:outline-level="1">How Do I <text:span text:style-name="T2">Apply To Become a Northbridge Partner</text:span>?</text:h>
      <text:p text:style-name="P14"><text:a xlink:type="simple" xlink:href="http://northbrigetech.org/"><text:span text:style-name="T7">Apply online</text:span></text:a><text:span text:style-name="T4"><text:note text:id="ftn6" text:note-class="footnote"><text:note-citation>2</text:note-citation><text:note-body><text:p text:style-name="P17">http://northbridgetech.org</text:p></text:note-body></text:note></text:span><text:span text:style-name="T4"> </text:span><text:span text:style-name="T6">at the Northbridge Technology Alliance web sit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</table:table-row>
      </table:table>
      <text:p text:style-name="P15"/>
      <text:p text:style-name="P4"/>
      <text:p text:style-name="P16"/>
      <text:p text:style-name="Text_20_body"><draw:frame draw:style-name="fr1" draw:name="Frame1" text:anchor-type="paragraph" svg:x="3.5091in" svg:y="1.311in" svg:width="3.2984in" draw:z-index="2"><draw:text-box fo:min-height="4.5126in"><text:p text:style-name="P8">The NorthBridge Approach </text:p><text:p text:style-name="P9">We create innovative computer and software solutions for charitable organizations that address the needs of the disadvantaged.</text:p><text:p text:style-name="P9">We envision a world where technological innovation creates solutions that address the hardest social problems facing humanity. </text:p><text:p text:style-name="P9">We improve access to expensive information technology solutions and facilitate development of organizations working with underprivileged populations. </text:p><text:p text:style-name="P11">NorthBridge Guiding Principles </text:p><text:list xml:id="list9143433853833879653" text:style-name="L7"><text:list-item><text:p text:style-name="P10">The organizations we serve are the experts about their needs. </text:p></text:list-item><text:list-item><text:p text:style-name="P10">Technology is a means to, not a measure of, progress. </text:p></text:list-item><text:list-item><text:p text:style-name="P10">Effective solutions are tangible and sustainable. </text:p></text:list-item></text:list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MP3" style:family="paragraph">
      <style:paragraph-properties fo:line-height="80%" fo:text-align="end"/>
    </style:style>
    <style:style style:name="MP4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MT1" style:family="text">
      <style:text-properties officeooo:rsid="00672bab"/>
    </style:style>
    <style:style style:name="MT2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314004" draw:fill="none" draw:fill-color="#ffffff" fo:min-height="0.6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3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Global Web Conference Center <text:s text:c="3"/><text:page-number text:select-page="current">3</text:page-number> / <text:page-count>3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4"><draw:image xlink:href="Pictures/10000000000000C8000000C829C29D22.jpg" xlink:type="simple" xlink:show="embed" xlink:actuate="onLoad"/></draw:frame><text:span text:style-name="MT1">Partnership</text:span> <text:s text:c="3"/><text:page-number text:select-page="current">2</text:page-number> / <text:page-count>3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"><draw:frame draw:style-name="Mfr1" draw:name="Image3" text:anchor-type="paragraph" svg:x="0.1146in" svg:y="0.1398in" svg:width="4.0484in" svg:height="1.2335in" draw:z-index="0"><draw:image xlink:href="Pictures/100000000000119400000576DA8B4D44.jpg" xlink:type="simple" xlink:show="embed" xlink:actuate="onLoad"/></draw:frame><draw:frame text:anchor-type="paragraph" draw:z-index="1" draw:style-name="Mgr1" draw:text-style-name="MP4" svg:width="2.3996in" svg:height="0.9287in" svg:x="4.5984in" svg:y="0.2646in"><draw:text-box><text:p text:style-name="MP3"><text:span text:style-name="MT2"/></text:p><text:p text:style-name="MP3"><text:span text:style-name="MT2"/></text:p><text:p text:style-name="MP3"><text:span text:style-name="MT2">Partnership</text:span></text:p></draw:text-box></draw:frame></text:p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5-02-27T12:24:07.327356881</dc:date>
    <meta:editing-duration>PT5H29M48S</meta:editing-duration>
    <meta:editing-cycles>97</meta:editing-cycles>
    <meta:generator>LibreOffice/4.2.7.2$Linux_X86_64 LibreOffice_project/420m0$Build-2</meta:generator>
    <meta:document-statistic meta:table-count="1" meta:image-count="5" meta:object-count="0" meta:page-count="3" meta:paragraph-count="23" meta:word-count="217" meta:character-count="1581" meta:non-whitespace-character-count="1377"/>
  </office:meta>
</office:document-meta>
</file>